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dbb6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a6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bb6" fo:border-left="none" fo:border-right="none" fo:border-top="0.06pt solid #000000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16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7" style:family="table-cell" style:parent-style-name="Default">
      <style:table-cell-properties fo:background-color="#ffffa6"/>
    </style:style>
    <style:style style:name="ce1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9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2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Scale-model Prototype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Real-scale Prototype</text:p>
          </table:table-cell>
          <table:covered-table-cell table:style-name="ce12"/>
        </table:table-row>
        <table:table-row table:style-name="ro1">
          <table:table-cell/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ost (€) *</text:p>
          </table:table-cell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ost (€) *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HW</text:p>
          </table:table-cell>
          <table:table-cell table:style-name="ce13" office:value-type="string" calcext:value-type="string">
            <text:p>Raspberry Pi 4B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Raspberry Pi 4B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User Detection sens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User Detection sensor mesh (4)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LCD display 10” (non-touch)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LCD display 55” Full HD (non-touch)</text:p>
          </table:table-cell>
          <table:table-cell table:style-name="ce14" office:value-type="float" office:value="1500" calcext:value-type="float">
            <text:p>1500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Fragrance diffusion actua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ragrance diffusion actuator mesh (4)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Camera 8 MP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Camera 8 MP</text:p>
          </table:table-cell>
          <table:table-cell table:style-name="ce14" office:value-type="float" office:value="32" calcext:value-type="float">
            <text:p>32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Speaker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peakers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covered-table-cell table:style-name="ce23"/>
          <table:table-cell table:style-name="ce14" office:value-type="string" calcext:value-type="string">
            <text:p>Power supply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ower supply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covered-table-cell table:style-name="ce3"/>
          <table:table-cell table:style-name="ce15" office:value-type="string" calcext:value-type="string">
            <text:p>PCB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PCB</text:p>
          </table:table-cell>
          <table:table-cell table:style-name="ce15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Mechanical Structure</text:p>
          </table:table-cell>
          <table:table-cell table:style-name="ce13" office:value-type="string" calcext:value-type="string">
            <text:p>3D printed + screws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Built-in with display + HW packaging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15" table:number-columns-repeated="2"/>
          <table:table-cell table:style-name="ce15" office:value-type="string" calcext:value-type="string">
            <text:p>Full HW packaging</text:p>
          </table:table-cell>
          <table:table-cell table:style-name="ce15" office:value-type="float" office:value="350" calcext:value-type="float">
            <text:p>35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Physical Prototype cost</text:p>
          </table:table-cell>
          <table:table-cell table:style-name="ce2" table:formula="of:=SUM([.C3:.C12])" office:value-type="float" office:value="188" calcext:value-type="float">
            <text:p>188</text:p>
          </table:table-cell>
          <table:table-cell table:style-name="ce2" office:value-type="string" calcext:value-type="string">
            <text:p>Physical Prototype cost **</text:p>
          </table:table-cell>
          <table:table-cell table:style-name="ce2" table:formula="of:=SUM([.E3:.E12])-[.E11]" office:value-type="float" office:value="2040" calcext:value-type="float">
            <text:p>204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W development</text:p>
          </table:table-cell>
          <table:table-cell table:style-name="ce16" office:value-type="string" calcext:value-type="string">
            <text:p><text:span text:style-name="T1">Remote Client</text:span>: 500 h ***</text:p>
          </table:table-cell>
          <table:table-cell table:style-name="ce16" table:formula="of:=500*10" office:value-type="float" office:value="5000" calcext:value-type="float">
            <text:p>5000</text:p>
          </table:table-cell>
          <table:table-cell table:style-name="ce16" table:formula="of:=[.B14]" office:value-type="string" office:string-value="Remote Client: 500 h ***" calcext:value-type="string">
            <text:p>Remote Client: 500 h ***</text:p>
          </table:table-cell>
          <table:table-cell table:style-name="ce16" table:formula="of:=[.C14]" office:value-type="float" office:value="5000" calcext:value-type="float">
            <text:p>5000</text:p>
          </table:table-cell>
        </table:table-row>
        <table:table-row table:style-name="ro1">
          <table:covered-table-cell table:style-name="ce27"/>
          <table:table-cell table:style-name="ce17" office:value-type="string" calcext:value-type="string">
            <text:p><text:span text:style-name="T1">Remote Server</text:span>: 300 h ***</text:p>
          </table:table-cell>
          <table:table-cell table:style-name="ce17" table:formula="of:=300*10" office:value-type="float" office:value="3000" calcext:value-type="float">
            <text:p>3000</text:p>
          </table:table-cell>
          <table:table-cell table:style-name="ce17" table:formula="of:=[.B15]" office:value-type="string" office:string-value="Remote Server: 300 h ***" calcext:value-type="string">
            <text:p>Remote Server: 300 h ***</text:p>
          </table:table-cell>
          <table:table-cell table:style-name="ce17" table:formula="of:=[.C15]" office:value-type="float" office:value="3000" calcext:value-type="float">
            <text:p>3000</text:p>
          </table:table-cell>
        </table:table-row>
        <table:table-row table:style-name="ro1">
          <table:covered-table-cell table:style-name="ce6"/>
          <table:table-cell table:style-name="ce18" office:value-type="string" calcext:value-type="string">
            <text:p><text:span text:style-name="T1">Local system</text:span>: 1000 h ***</text:p>
          </table:table-cell>
          <table:table-cell table:style-name="ce18" table:formula="of:=1000*10" office:value-type="float" office:value="10000" calcext:value-type="float">
            <text:p>10000</text:p>
          </table:table-cell>
          <table:table-cell table:style-name="ce18" table:formula="of:=[.B16]" office:value-type="string" office:string-value="Local system: 1000 h ***" calcext:value-type="string">
            <text:p>Local system: 1000 h ***</text:p>
          </table:table-cell>
          <table:table-cell table:style-name="ce18" table:formula="of:=[.C16]" office:value-type="float" office:value="10000" calcext:value-type="float">
            <text:p>100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W development cost</text:p>
          </table:table-cell>
          <table:table-cell table:style-name="ce5" table:formula="of:=SUM([.C14:.C16])" office:value-type="float" office:value="18000" calcext:value-type="float">
            <text:p>18000</text:p>
          </table:table-cell>
          <table:table-cell table:style-name="ce5" office:value-type="string" calcext:value-type="string">
            <text:p>SW development cost</text:p>
          </table:table-cell>
          <table:table-cell table:style-name="ce5" table:formula="of:=SUM([.E14:.E16])" office:value-type="float" office:value="18000" calcext:value-type="float">
            <text:p>18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Operational costs</text:p>
          </table:table-cell>
          <table:table-cell table:style-name="ce19" office:value-type="string" calcext:value-type="string">
            <text:p>Local System power consumption ****</text:p>
          </table:table-cell>
          <table:table-cell table:style-name="ce19" table:formula="of:=[.C31]" office:value-type="float" office:value="26.28" calcext:value-type="float">
            <text:p>26,28</text:p>
          </table:table-cell>
          <table:table-cell table:style-name="ce19" table:formula="of:=[.B18]" office:value-type="string" office:string-value="Local System power consumption ****" calcext:value-type="string">
            <text:p>Local System power consumption ****</text:p>
          </table:table-cell>
          <table:table-cell table:style-name="ce19" table:formula="of:=[.E31]" office:value-type="float" office:value="197.1" calcext:value-type="float">
            <text:p>197,1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Server operation cost *****</text:p>
          </table:table-cell>
          <table:table-cell table:style-name="ce20" table:formula="of:=35*12" office:value-type="float" office:value="420" calcext:value-type="float">
            <text:p>420</text:p>
          </table:table-cell>
          <table:table-cell table:style-name="ce20" table:formula="of:=[.B19]" office:value-type="string" office:string-value="Server operation cost *****" calcext:value-type="string">
            <text:p>Server operation cost *****</text:p>
          </table:table-cell>
          <table:table-cell table:style-name="ce20" table:formula="of:=[.C19]" office:value-type="float" office:value="420" calcext:value-type="float">
            <text:p>420</text:p>
          </table:table-cell>
        </table:table-row>
        <table:table-row table:style-name="ro1">
          <table:table-cell table:style-name="ce9"/>
          <table:table-cell table:style-name="ce21" office:value-type="string" calcext:value-type="string">
            <text:p>Yearly Operational cost</text:p>
          </table:table-cell>
          <table:table-cell table:style-name="ce21" table:formula="of:=SUM([.C18:.C19])" office:value-type="float" office:value="446.28" calcext:value-type="float">
            <text:p>446,28</text:p>
          </table:table-cell>
          <table:table-cell table:style-name="ce21" table:formula="of:=[.B20]" office:value-type="string" office:string-value="Yearly Operational cost" calcext:value-type="string">
            <text:p>Yearly Operational cost</text:p>
          </table:table-cell>
          <table:table-cell table:style-name="ce21" table:formula="of:=SUM([.E18:.E19])" office:value-type="float" office:value="617.1" calcext:value-type="float">
            <text:p>617,1</text:p>
          </table:table-cell>
        </table:table-row>
        <table:table-row table:style-name="ro1">
          <table:table-cell/>
          <table:table-cell table:style-name="ce12" office:value-type="string" calcext:value-type="string">
            <text:p>Total cost</text:p>
          </table:table-cell>
          <table:table-cell table:style-name="ce12" table:formula="of:=[.C13]+[.C17]+[.C20]" office:value-type="float" office:value="18634.28" calcext:value-type="float">
            <text:p>18634,28</text:p>
          </table:table-cell>
          <table:table-cell table:style-name="ce12" table:formula="of:=[.B21]" office:value-type="string" office:string-value="Total cost" calcext:value-type="string">
            <text:p>Total cost</text:p>
          </table:table-cell>
          <table:table-cell table:style-name="ce12" table:formula="of:=[.E13]+[.E17]+[.E20]" office:value-type="float" office:value="20657.1" calcext:value-type="float">
            <text:p>20657,1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* tax included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 considering the most expensive option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 10 €/h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* 24h/7d for 1 year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***** yearly cost </text:p>
          </table:table-cell>
          <table:covered-table-cell table:style-name="ce2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 tax inclu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 considering the most expensive o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* 10 €/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** 24h/7d for 1 year</text:p>
          </table:table-cell>
          <table:table-cell office:value-type="string" calcext:value-type="string">
            <text:p>20W * 24h / 1000 * 0.15€/kWh * 365</text:p>
          </table:table-cell>
          <table:table-cell table:formula="of:=20*24/1000*0.15*365" office:value-type="float" office:value="26.28" calcext:value-type="float">
            <text:p>26,28</text:p>
          </table:table-cell>
          <table:table-cell office:value-type="string" calcext:value-type="string">
            <text:p>150 W * 24h / 1000 * 0.15€/kWh * 365</text:p>
          </table:table-cell>
          <table:table-cell table:formula="of:=150*24/1000 * 0.15 *365" office:value-type="float" office:value="197.1" calcext:value-type="float">
            <text:p>197,1</text:p>
          </table:table-cell>
        </table:table-row>
        <table:table-row table:style-name="ro1">
          <table:table-cell office:value-type="string" calcext:value-type="string">
            <text:p>***** yearly cost </text:p>
          </table:table-cell>
          <table:table-cell office:value-type="string" calcext:value-type="string">
            <text:p>https://www.servermania.com/kb/articles/how-much-does-a-server-cost-for-a-small-business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formula="of:=1400/8/30/2" office:value-type="float" office:value="2.91666666666667" calcext:value-type="float">
            <text:p>2,91666666666667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E18]/[.C18]" office:value-type="float" office:value="7.5" calcext:value-type="float">
            <text:p>7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-00-0000</text:date>, <text:time style:data-style-name="N2" text:time-value="17:41:18.95719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1:13:26.843412448</meta:creation-date>
    <meta:generator>LibreOffice/6.4.7.2$Linux_X86_64 LibreOffice_project/40$Build-2</meta:generator>
    <dc:date>2021-11-17T18:13:59.199835732</dc:date>
    <meta:editing-duration>PT33M3S</meta:editing-duration>
    <meta:editing-cycles>8</meta:editing-cycles>
    <meta:document-statistic meta:table-count="1" meta:cell-count="101" meta:object-count="0"/>
  </office:meta>
</office:document-meta>
</file>